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ffffff" loext:opacity="100%" loext:color-lum-mod="100%" loext:color-lum-off="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60pt" fo:letter-spacing="normal" fo:font-style="normal" style:text-underline-style="none" fo:font-weight="normal" style:font-name-asian="Montserrat" style:font-size-asian="60pt" style:font-style-asian="normal" style:font-weight-asian="normal" style:font-name-complex="Montserrat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placeholder="true" presentation:user-transformed="true">
          <draw:text-box/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 que serve?" draw:style-name="dp1" draw:master-page-name="TITLE_5f_AND_5f_BODY" presentation:presentation-page-layout-name="AL2T1">
        <office:forms form:automatic-focus="false" form:apply-design-mode="false"/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Para que serve?</text:span></text:p>
          </draw:text-box>
        </draw:frame>
        <draw:frame draw:name="Google Shape;141;p14" presentation:style-name="pr5" draw:text-style-name="P7" draw:layer="layout" svg:width="19.552cm" svg:height="8.086cm" svg:x="3.604cm" svg:y="4.354cm" presentation:class="outline" presentation:user-transformed="true">
          <draw:text-box>
            <text:p xml:id="id1" text:id="id1" text:style-name="P6"><text:span text:style-name="T3">Compartilhar projetos, como:</text:span><text:span text:style-name="T3"><text:line-break/></text:span><text:span text:style-name="T3">códigos (APIs, serviços, sistemas, e etc), livros e muito ma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Google Shape;137;g32cd973e3fe_0_130:notes" draw:style-name="gr1" draw:layer="layout" svg:width="16.932cm" svg:height="9.524cm" svg:x="1.059cm" svg:y="1.905cm" draw:page-number="2" presentation:class="page"/>
          <draw:frame draw:name="Google Shape;138;g32cd973e3fe_0_13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al o público geral?" draw:style-name="dp1" draw:master-page-name="TITLE_5f_AND_5f_BODY" presentation:presentation-page-layout-name="AL2T1">
        <office:forms form:automatic-focus="false" form:apply-design-mode="false"/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Qual o público geral?</text:span></text:p>
          </draw:text-box>
        </draw:frame>
        <draw:frame draw:name="Google Shape;147;p15" presentation:style-name="pr5" draw:text-style-name="P7" draw:layer="layout" svg:width="19.552cm" svg:height="8.086cm" svg:x="3.604cm" svg:y="4.354cm" presentation:class="outline" presentation:user-transformed="true">
          <draw:text-box>
            <text:p xml:id="id2" text:id="id2" text:style-name="P6"><text:span text:style-name="T3">Programadores, por isso se chama </text:span><text:span text:style-name="T4">GIT</text:span><text:span text:style-name="T3">hub, mas também pode mandar qualquer coisa lá, é uma rede soci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name="Google Shape;143;g32cd973e3fe_0_135:notes" draw:style-name="gr1" draw:layer="layout" svg:width="16.932cm" svg:height="9.524cm" svg:x="1.059cm" svg:y="1.905cm" draw:page-number="3" presentation:class="page"/>
          <draw:frame draw:name="Google Shape;144;g32cd973e3fe_0_13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sas importantes" draw:style-name="dp1" draw:master-page-name="TITLE_5f_AND_5f_BODY" presentation:presentation-page-layout-name="AL2T1">
        <draw:frame draw:name="Google Shape;152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2">Coisas importantes</text:span></text:p>
          </draw:text-box>
        </draw:frame>
        <draw:frame draw:name="Google Shape;153;p16" presentation:style-name="pr5" draw:text-style-name="P7" draw:layer="layout" svg:width="19.552cm" svg:height="8.086cm" svg:x="3.604cm" svg:y="4.354cm" presentation:class="outline" presentation:user-transformed="true">
          <draw:text-box>
            <text:p text:style-name="P6"><text:span text:style-name="T3">Fork, README, git</text:span></text:p>
          </draw:text-box>
        </draw:frame>
        <presentation:notes draw:style-name="dp2">
          <draw:page-thumbnail draw:name="Google Shape;149;g32cd973e3fe_0_140:notes" draw:style-name="gr1" draw:layer="layout" svg:width="16.932cm" svg:height="9.524cm" svg:x="1.059cm" svg:y="1.905cm" draw:page-number="4" presentation:class="page"/>
          <draw:frame draw:name="Google Shape;150;g32cd973e3fe_0_14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" draw:style-name="dp1" draw:master-page-name="TITLE_5f_AND_5f_BODY" presentation:presentation-page-layout-name="AL2T1">
        <draw:frame draw:name="Google Shape;158;p17" presentation:style-name="pr9" draw:text-style-name="P5" draw:layer="layout" svg:width="8.486cm" svg:height="1.779cm" svg:x="10.255cm" svg:y="6.842cm" presentation:class="title" presentation:user-transformed="true">
          <draw:text-box>
            <text:p text:style-name="P1"><text:span text:style-name="T5">FIM</text:span></text:p>
          </draw:text-box>
        </draw:frame>
        <draw:frame draw:name="Google Shape;159;p17" presentation:style-name="pr10" draw:text-style-name="P8" draw:layer="layout" svg:width="19.552cm" svg:height="8.086cm" svg:x="3.358cm" svg:y="-3.364cm" presentation:class="outline" presentation:placeholder="true" presentation:user-transformed="true">
          <draw:text-box/>
        </draw:frame>
        <presentation:notes draw:style-name="dp2">
          <draw:page-thumbnail draw:name="Google Shape;155;g32cd973e3fe_0_145:notes" draw:style-name="gr1" draw:layer="layout" svg:width="16.932cm" svg:height="9.524cm" svg:x="1.059cm" svg:y="1.905cm" draw:page-number="5" presentation:class="page"/>
          <draw:frame draw:name="Google Shape;156;g32cd973e3fe_0_14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 draw:style-name="Mgr4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5" draw:text-style-name="MP6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6" draw:text-style-name="MP7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 draw:style-name="Mgr4">
        <draw:custom-shape draw:name="Google Shape;43;p4" draw:style-name="Mgr5" draw:text-style-name="MP6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44;p4" draw:style-name="Mgr6" draw:text-style-name="MP7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4.2$Windows_X86_64 LibreOffice_project/36ccfdc35048b057fd9854c757a8b67ec53977b6</meta:generator>
    <dc:date>2025-02-04T14:54:41.810000000</dc:date>
    <meta:editing-duration>PT1M26S</meta:editing-duration>
    <meta:editing-cycles>1</meta:editing-cycles>
    <meta:document-statistic meta:object-count="57"/>
  </office:meta>
</office:document-meta>
</file>